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color="#999999"/>
    </style:style>
    <style:style style:name="P2" style:family="paragraph" style:parent-style-name="Footer">
      <style:text-properties fo:color="#999999"/>
    </style:style>
    <style:style style:name="P3" style:family="paragraph" style:parent-style-name="Standard">
      <style:paragraph-properties fo:break-before="page"/>
    </style:style>
    <style:style style:name="P4" style:family="paragraph" style:parent-style-name="Standard">
      <style:paragraph-properties fo:margin-top="0.499cm" fo:margin-bottom="9.999cm" fo:text-align="center" style:justify-single-word="false"/>
      <style:text-properties fo:font-style="italic"/>
    </style:style>
    <style:style style:name="P5" style:family="paragraph" style:parent-style-name="Standard" style:master-page-name="First_20_Page">
      <style:paragraph-properties fo:margin-top="9.999cm" fo:margin-bottom="0.499cm" fo:text-align="center" style:justify-single-word="false" style:page-number="auto" fo:break-before="auto" fo:break-after="auto" fo:background-color="transparent" style:shadow="none">
        <style:background-image/>
      </style:paragraph-properties>
      <style:text-properties fo:font-size="16pt" fo:font-weight="bold"/>
    </style:style>
    <style:style style:name="P6" style:family="paragraph" style:parent-style-name="Heading_20_1" style:master-page-name="Standard">
      <style:paragraph-properties style:page-number="1" fo:break-before="page"/>
    </style:style>
    <style:style style:name="P7" style:family="paragraph" style:parent-style-name="Normal1" style:list-style-name="WWNum3"/>
    <style:style style:name="P8" style:family="paragraph" style:parent-style-name="Normal1" style:list-style-name="WWNum2"/>
    <style:style style:name="P9" style:family="paragraph" style:parent-style-name="Normal1" style:list-style-name="WWNum1"/>
    <style:style style:name="P10" style:family="paragraph" style:parent-style-name="Normal1" style:list-style-name="WWNum4"/>
    <style:style style:name="P11" style:family="paragraph" style:parent-style-name="Normal1" style:list-style-name="WWNum5"/>
    <style:style style:name="P12" style:family="paragraph" style:parent-style-name="Normal1" style:list-style-name="WWNum6"/>
    <style:style style:name="P13" style:family="paragraph" style:parent-style-name="Normal1" style:list-style-name="WWNum11"/>
    <style:style style:name="T1" style:family="text">
      <style:text-properties style:font-name="Times New Roman" fo:font-size="11pt" fo:font-style="italic" style:font-size-asian="11pt" style:font-style-asian="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stion Hôtelière</text:p>
      <text:p text:style-name="P4">Cahier des charges</text:p>
      <text:p text:style-name="Standard"/>
      <text:p text:style-name="P3"/>
      <text:p text:style-name="Standard"/>
      <text:h text:style-name="P6" text:outline-level="1">Présentation du projet</text:h>
      <text:h text:style-name="Heading_20_2" text:outline-level="2">Contexte<text:bookmark text:name="_GoBack"/></text:h>
      <text:list xml:id="list3353970394118666553" text:style-name="WWNum3">
        <text:list-item>
          <text:p text:style-name="P7">Environnement dans lequel s'inscrit le projet (stratégie, enjeux, domaine, etc.)</text:p>
        </text:list-item>
      </text:list>
      <text:h text:style-name="Heading_20_2" text:outline-level="2">Objectifs</text:h>
      <text:list xml:id="list5721971965407849722" text:style-name="WWNum2">
        <text:list-item>
          <text:p text:style-name="P8">Résultats que le projet doit atteindre.</text:p>
        </text:list-item>
      </text:list>
      <text:h text:style-name="Heading_20_2" text:outline-level="2">Analyse de l'existant</text:h>
      <text:list xml:id="list1829070419976196653" text:style-name="WWNum1">
        <text:list-item>
          <text:p text:style-name="P9">Environnement logiciel et matériel</text:p>
        </text:list-item>
        <text:list-item>
          <text:p text:style-name="P9">Environnement humain : qui fait quoi, pourquoi, a besoin de quoi ?</text:p>
        </text:list-item>
        <text:list-item>
          <text:p text:style-name="P9">Système existant, le cas échéant</text:p>
        </text:list-item>
      </text:list>
      <text:p text:style-name="Normal1">Cette analyse comprendra notamment des listes, des diagrammes, des schémas…autant que nécessaire (ne pas se contenter d’une simple description)</text:p>
      <text:h text:style-name="Heading_20_2" text:outline-level="2">Critères d'acceptabilité du produit / du service</text:h>
      <text:list xml:id="list5672835140659947801" text:style-name="WWNum4">
        <text:list-item>
          <text:p text:style-name="P10">Procédures de validation (humaine et technique)</text:p>
        </text:list-item>
        <text:list-item>
          <text:p text:style-name="P10">Critères d'acceptation (techniques et humains)</text:p>
        </text:list-item>
      </text:list>
      <text:h text:style-name="Heading_20_1" text:outline-level="1">Expression des besoins</text:h>
      <text:h text:style-name="Heading_20_2" text:outline-level="2">Besoins fonctionnels</text:h>
      <text:p text:style-name="Normal1">Fonctions (ou opérations, ou encore transformations) que le logiciel ou le service doit réaliser. Les spécifications fonctionnelles peuvent être classées par importance.</text:p>
      <text:h text:style-name="Heading_20_2" text:outline-level="2">Besoins non fonctionnels </text:h>
      <text:p text:style-name="Normal1">Les spécifications non fonctionnelles sont toutes les spécifications qui n'expriment pas une fonction du logiciel ou du service (contraintes de performance, système(s) d'exploitation cible...).</text:p>
      <text:h text:style-name="Heading_20_1" text:outline-level="1">Contraintes</text:h>
      <text:h text:style-name="Heading_20_2" text:outline-level="2">Coûts et moyens</text:h>
      <text:list xml:id="list8567376350053832523" text:style-name="WWNum5">
        <text:list-item>
          <text:p text:style-name="P11">Budget alloué au projet </text:p>
        </text:list-item>
        <text:list-item>
          <text:p text:style-name="P11">Moyens matériels, logiciels et humains mis à disposition.</text:p>
        </text:list-item>
      </text:list>
      <text:h text:style-name="Heading_20_2" text:outline-level="2"><text:soft-page-break/>Délais</text:h>
      <text:list xml:id="list9151642006833299009" text:style-name="WWNum6">
        <text:list-item>
          <text:p text:style-name="P12">Date de livraison du produit, de mise en route du service</text:p>
        </text:list-item>
        <text:list-item>
          <text:p text:style-name="P12">Echéances intermédiaires</text:p>
        </text:list-item>
      </text:list>
      <text:h text:style-name="Heading_20_2" text:outline-level="2">Autres contraintes</text:h>
      <text:p text:style-name="Normal1">Autres contraintes à prendre en compte </text:p>
      <text:list xml:id="list4241455660512225179" text:style-name="WWNum11">
        <text:list-item>
          <text:p text:style-name="P13">Normes techniques </text:p>
        </text:list-item>
        <text:list-item>
          <text:p text:style-name="P13">Clauses juridiques, </text:p>
        </text:list-item>
        <text:list-item>
          <text:p text:style-name="P13">Formation, etc…</text:p>
        </text:list-item>
      </text:list>
      <text:h text:style-name="Heading_20_1" text:outline-level="1">Déroulement du projet</text:h>
      <text:h text:style-name="Heading_20_2" text:outline-level="2">Planification</text:h>
      <text:p text:style-name="Normal1">Articulation des grandes phases du projet et des principaux jalons.</text:p>
      <text:h text:style-name="Heading_20_2" text:outline-level="2">Plan d'assurance qualité</text:h>
      <text:p text:style-name="Normal1">Procédures adoptées pour contrôler la qualité du logiciel ou des services.</text:p>
      <text:h text:style-name="Heading_20_2" text:outline-level="2">Documentation</text:h>
      <text:p text:style-name="Normal1">Description de la documentation devant accompagner le logiciel ou le service à sa livraison.</text:p>
      <text:h text:style-name="Heading_20_2" text:outline-level="2">Responsabilités</text:h>
      <text:h text:style-name="Heading_20_3" text:outline-level="3">Maîtrise d'ouvrage</text:h>
      <text:p text:style-name="Normal1">On appelle maître d'ouvrage (parfois maîtrise d'ouvrage, notée MOA) l'entité porteuse du besoin, définissant l'objectif du projet, son calendrier et le budget consacré à ce projet. Le résultat attendu du projet est la réalisation d'un produit, appelé ouvrage.</text:p>
      <text:h text:style-name="Heading_20_3" text:outline-level="3">Maîtrise d'oeuvre</text:h>
      <text:p text:style-name="Normal1">Le maître d'oeuvre (ou maîtrise d'oeuvre, notée MOE) est l'entité retenue par le maître d'ouvrage pour réaliser l'ouvrage, dans les conditions de délais, de qualité et de coût fixées par ce dernier conformément à un contr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fo:margin-top="0cm" fo:margin-bottom="0.176cm" fo:line-height="115%" fo:orphans="0" fo:widows="0" style:writing-mode="lr-tb"/>
      <style:text-properties fo:color="#000000" style:font-name="Arial Narrow" fo:font-size="12pt" style:font-size-asian="12pt" style:font-name-complex="Times New Roman1" style:font-size-complex="10pt"/>
    </style:style>
    <style:style style:name="Heading_20_2" style:display-name="Heading 2" style:family="paragraph" style:next-style-name="Text_20_body" style:default-outline-level="2" style:class="text">
      <style:paragraph-properties fo:margin-left="1cm" fo:margin-right="0cm" fo:margin-top="0.212cm" fo:margin-bottom="0.141cm"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left="2cm" fo:margin-right="0cm" fo:margin-top="0cm" fo:margin-bottom="0.141cm" fo:keep-together="always" fo:text-indent="0cm" style:auto-text-indent="false" fo:keep-with-next="always"/>
      <style:text-properties fo:font-size="14pt" fo:font-weight="bold" style:font-size-asian="14pt"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texte<text:tab/><text:tab/>Document</text:p>
      </style:header>
      <style:footer>
        <text:p text:style-name="MP2">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1T08:43:02.02</meta:creation-date>
    <dc:date>2016-05-27T15:13:40.80</dc:date>
    <meta:editing-duration>PT17M18S</meta:editing-duration>
    <meta:editing-cycles>3</meta:editing-cycles>
    <meta:generator>OpenOffice/4.1.1$Win32 OpenOffice.org_project/411m6$Build-9775</meta:generator>
    <meta:document-statistic meta:table-count="0" meta:image-count="0" meta:object-count="0" meta:page-count="4" meta:paragraph-count="46" meta:word-count="326" meta:character-count="2251"/>
  </office:meta>
</office:document-meta>
</file>